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style:font-name="Times New Roman" fo:font-size="12pt" style:font-size-asian="12pt" style:font-size-complex="12pt"/>
    </style:style>
    <style:style style:name="P2" style:family="paragraph" style:parent-style-name="Standard">
      <style:paragraph-properties fo:margin-top="0in" fo:margin-bottom="0in" loext:contextual-spacing="false" fo:line-height="200%"/>
      <style:text-properties style:font-name="Times New Roman" fo:font-size="12pt" style:font-size-asian="12pt" style:font-name-complex="Times New Roman1" style:font-size-complex="12pt"/>
    </style:style>
    <style:style style:name="P3" style:family="paragraph" style:parent-style-name="Standard">
      <style:paragraph-properties fo:margin-top="0in" fo:margin-bottom="0in" loext:contextual-spacing="false" fo:line-height="200%" fo:text-align="center" style:justify-single-word="false"/>
      <style:text-properties style:font-name="Times New Roman" fo:font-size="12pt" style:font-size-asian="12pt" style:font-name-complex="Times New Roman1" style:font-size-complex="12pt"/>
    </style:style>
    <style:style style:name="P4" style:family="paragraph" style:parent-style-name="Standard">
      <style:paragraph-properties fo:margin-top="0in" fo:margin-bottom="0in" loext:contextual-spacing="false" fo:line-height="200%" fo:text-align="center" style:justify-single-word="false"/>
      <style:text-properties officeooo:paragraph-rsid="001d168e"/>
    </style:style>
    <style:style style:name="P5" style:family="paragraph" style:parent-style-name="Standard">
      <style:paragraph-properties fo:margin-top="0in" fo:margin-bottom="0in" loext:contextual-spacing="false" fo:line-height="200%"/>
      <style:text-properties officeooo:paragraph-rsid="0023f70b"/>
    </style:style>
    <style:style style:name="P6" style:family="paragraph" style:parent-style-name="Standard">
      <style:paragraph-properties fo:margin-top="0in" fo:margin-bottom="0in" loext:contextual-spacing="false" fo:line-height="200%"/>
      <style:text-properties officeooo:paragraph-rsid="00291a98"/>
    </style:style>
    <style:style style:name="P7" style:family="paragraph" style:parent-style-name="Standard">
      <style:paragraph-properties fo:margin-top="0in" fo:margin-bottom="0in" loext:contextual-spacing="false" fo:line-height="200%"/>
      <style:text-properties officeooo:paragraph-rsid="002887b9"/>
    </style:style>
    <style:style style:name="P8" style:family="paragraph" style:parent-style-name="Standard">
      <style:paragraph-properties fo:margin-top="0in" fo:margin-bottom="0in" loext:contextual-spacing="false" fo:line-height="200%"/>
      <style:text-properties officeooo:paragraph-rsid="002ae116"/>
    </style:style>
    <style:style style:name="P9" style:family="paragraph" style:parent-style-name="Standard" style:master-page-name="First_20_Page">
      <style:paragraph-properties fo:margin-top="0in" fo:margin-bottom="0in" loext:contextual-spacing="false" fo:line-height="200%" style:page-number="auto"/>
      <style:text-properties style:font-name="Times New Roman" fo:font-size="12pt" style:font-size-asian="12pt" style:font-name-complex="Times New Roman1" style:font-size-complex="12pt"/>
    </style:style>
    <style:style style:name="P10" style:family="paragraph" style:parent-style-name="Standard">
      <style:paragraph-properties fo:margin-top="0in" fo:margin-bottom="0in" loext:contextual-spacing="false" fo:line-height="200%"/>
      <style:text-properties style:font-name="Times New Roman" fo:font-size="12pt" officeooo:rsid="002ae116" officeooo:paragraph-rsid="002887b9" style:font-size-asian="12pt" style:font-size-complex="12pt"/>
    </style:style>
    <style:style style:name="P11" style:family="paragraph" style:parent-style-name="Standard">
      <style:paragraph-properties fo:margin-top="0in" fo:margin-bottom="0in" loext:contextual-spacing="false" fo:line-height="200%"/>
      <style:text-properties style:font-name="Times New Roman" fo:font-size="12pt" fo:font-weight="normal" officeooo:rsid="002ae116" officeooo:paragraph-rsid="002cdf22" style:font-size-asian="12pt" style:font-weight-asian="normal" style:font-size-complex="12pt" style:font-weight-complex="normal"/>
    </style:style>
    <style:style style:name="P12" style:family="paragraph" style:parent-style-name="Standard">
      <style:paragraph-properties fo:margin-top="0in" fo:margin-bottom="0in" loext:contextual-spacing="false" fo:line-height="200%"/>
      <style:text-properties style:font-name="Times New Roman" fo:font-size="12pt" fo:font-weight="normal" officeooo:rsid="002887b9" officeooo:paragraph-rsid="002887b9" style:font-size-asian="12pt" style:font-weight-asian="normal" style:font-size-complex="12pt" style:font-weight-complex="normal"/>
    </style:style>
    <style:style style:name="P13" style:family="paragraph" style:parent-style-name="Standard">
      <style:paragraph-properties fo:margin-top="0in" fo:margin-bottom="0in" loext:contextual-spacing="false" fo:line-height="200%"/>
      <style:text-properties style:font-name="Times New Roman" fo:font-size="12pt" fo:font-style="normal" fo:font-weight="normal" officeooo:rsid="00395523" officeooo:paragraph-rsid="002887b9" style:font-size-asian="12pt" style:font-style-asian="normal" style:font-weight-asian="normal" style:font-size-complex="12pt" style:font-style-complex="normal" style:font-weight-complex="normal"/>
    </style:style>
    <style:style style:name="T1" style:family="text">
      <style:text-properties style:font-name="Times New Roman" fo:font-size="12pt" style:font-size-asian="12pt" style:font-size-complex="12pt"/>
    </style:style>
    <style:style style:name="T2" style:family="text">
      <style:text-properties style:font-name="Times New Roman" fo:font-size="12pt" officeooo:rsid="001cc99d" style:font-size-asian="12pt" style:font-size-complex="12pt"/>
    </style:style>
    <style:style style:name="T3" style:family="text">
      <style:text-properties style:font-name="Times New Roman" fo:font-size="12pt" officeooo:rsid="001d168e" style:font-size-asian="12pt" style:font-size-complex="12pt"/>
    </style:style>
    <style:style style:name="T4" style:family="text">
      <style:text-properties style:font-name="Times New Roman" fo:font-size="12pt" officeooo:rsid="0022163f" style:font-size-asian="12pt" style:font-size-complex="12pt"/>
    </style:style>
    <style:style style:name="T5" style:family="text">
      <style:text-properties style:font-name="Times New Roman" fo:font-size="12pt" officeooo:rsid="0023f70b" style:font-size-asian="12pt" style:font-size-complex="12pt"/>
    </style:style>
    <style:style style:name="T6" style:family="text">
      <style:text-properties style:font-name="Times New Roman" fo:font-size="12pt" officeooo:rsid="002887b9" style:font-size-asian="12pt" style:font-size-complex="12pt"/>
    </style:style>
    <style:style style:name="T7" style:family="text">
      <style:text-properties style:font-name="Times New Roman" fo:font-size="12pt" officeooo:rsid="00291a98" style:font-size-asian="12pt" style:font-size-complex="12pt"/>
    </style:style>
    <style:style style:name="T8" style:family="text">
      <style:text-properties style:font-name="Times New Roman" fo:font-size="12pt" officeooo:rsid="002ae116" style:font-size-asian="12pt" style:font-size-complex="12pt"/>
    </style:style>
    <style:style style:name="T9" style:family="text">
      <style:text-properties style:font-name="Times New Roman" fo:font-size="12pt" officeooo:rsid="002cdf22" style:font-size-asian="12pt" style:font-size-complex="12pt"/>
    </style:style>
    <style:style style:name="T10" style:family="text">
      <style:text-properties style:font-name="Times New Roman" fo:font-size="12pt" officeooo:rsid="002fa072" style:font-size-asian="12pt" style:font-size-complex="12pt"/>
    </style:style>
    <style:style style:name="T11" style:family="text">
      <style:text-properties style:font-name="Times New Roman" fo:font-size="12pt" officeooo:rsid="00319c55" style:font-size-asian="12pt" style:font-size-complex="12pt"/>
    </style:style>
    <style:style style:name="T12" style:family="text">
      <style:text-properties style:font-name="Times New Roman" fo:font-size="12pt" officeooo:rsid="0031f517" style:font-size-asian="12pt" style:font-size-complex="12pt"/>
    </style:style>
    <style:style style:name="T13" style:family="text">
      <style:text-properties style:font-name="Times New Roman" fo:font-size="12pt" officeooo:rsid="001d168e" style:font-size-asian="12pt" style:font-name-complex="Times New Roman1" style:font-size-complex="12pt"/>
    </style:style>
    <style:style style:name="T14" style:family="text">
      <style:text-properties style:font-name="Times New Roman" fo:font-size="12pt" officeooo:rsid="0022163f" style:font-size-asian="12pt" style:font-name-complex="Times New Roman1" style:font-size-complex="12pt"/>
    </style:style>
    <style:style style:name="T15" style:family="text">
      <style:text-properties style:font-name="Times New Roman" fo:font-size="12pt" fo:font-weight="normal" officeooo:rsid="00234a66" style:font-size-asian="12pt" style:font-weight-asian="normal" style:font-size-complex="12pt" style:font-weight-complex="normal"/>
    </style:style>
    <style:style style:name="T16" style:family="text">
      <style:text-properties style:font-name="Times New Roman" fo:font-size="12pt" fo:font-weight="normal" officeooo:rsid="0041961a" style:font-size-asian="12pt" style:font-weight-asian="normal" style:font-size-complex="12pt" style:font-weight-complex="normal"/>
    </style:style>
    <style:style style:name="T17" style:family="text">
      <style:text-properties style:font-name="Times New Roman" fo:font-size="12pt" fo:font-weight="normal" officeooo:rsid="0024fac6" style:font-size-asian="12pt" style:font-weight-asian="normal" style:font-size-complex="12pt" style:font-weight-complex="normal"/>
    </style:style>
    <style:style style:name="T18" style:family="text">
      <style:text-properties style:font-name="Times New Roman" fo:font-size="12pt" fo:font-weight="normal" officeooo:rsid="00306fee" style:font-size-asian="12pt" style:font-weight-asian="normal" style:font-size-complex="12pt" style:font-weight-complex="normal"/>
    </style:style>
    <style:style style:name="T19" style:family="text">
      <style:text-properties style:font-name="Times New Roman" fo:font-size="12pt" fo:font-weight="normal" officeooo:rsid="00291a98" style:font-size-asian="12pt" style:font-weight-asian="normal" style:font-size-complex="12pt" style:font-weight-complex="normal"/>
    </style:style>
    <style:style style:name="T20" style:family="text">
      <style:text-properties style:font-name="Times New Roman" fo:font-size="12pt" fo:font-weight="normal" officeooo:rsid="0023f70b" style:font-size-asian="12pt" style:font-weight-asian="normal" style:font-size-complex="12pt" style:font-weight-complex="normal"/>
    </style:style>
    <style:style style:name="T21" style:family="text">
      <style:text-properties style:font-name="Times New Roman" fo:font-size="12pt" fo:font-weight="normal" officeooo:rsid="00252917" style:font-size-asian="12pt" style:font-weight-asian="normal" style:font-size-complex="12pt" style:font-weight-complex="normal"/>
    </style:style>
    <style:style style:name="T22" style:family="text">
      <style:text-properties style:font-name="Times New Roman" fo:font-size="12pt" fo:font-weight="normal" officeooo:rsid="0030dde9" style:font-size-asian="12pt" style:font-weight-asian="normal" style:font-size-complex="12pt" style:font-weight-complex="normal"/>
    </style:style>
    <style:style style:name="T23" style:family="text">
      <style:text-properties style:font-name="Times New Roman" fo:font-size="12pt" fo:font-weight="normal" officeooo:rsid="0031de47" style:font-size-asian="12pt" style:font-weight-asian="normal" style:font-size-complex="12pt" style:font-weight-complex="normal"/>
    </style:style>
    <style:style style:name="T24" style:family="text">
      <style:text-properties style:font-name="Times New Roman" fo:font-size="12pt" fo:font-style="normal" fo:font-weight="normal" officeooo:rsid="00395523" style:font-size-asian="12pt" style:font-style-asian="normal" style:font-weight-asian="normal" style:font-size-complex="12pt" style:font-style-complex="normal" style:font-weight-complex="normal"/>
    </style:style>
    <style:style style:name="T25" style:family="text">
      <style:text-properties style:font-name="Times New Roman" fo:font-size="12pt" fo:font-style="normal" fo:font-weight="normal" officeooo:rsid="0035a7b1" style:font-size-asian="12pt" style:font-style-asian="normal" style:font-weight-asian="normal" style:font-size-complex="12pt" style:font-style-complex="normal" style:font-weight-complex="normal"/>
    </style:style>
    <style:style style:name="T26" style:family="text">
      <style:text-properties officeooo:rsid="0031f51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tab/></text:p>
      <text:p text:style-name="P2"/>
      <text:p text:style-name="P2"/>
      <text:p text:style-name="P2"/>
      <text:p text:style-name="P2"/>
      <text:p text:style-name="P2"/>
      <text:p text:style-name="P3"/>
      <text:p text:style-name="P4"><text:span text:style-name="T13">CS 499 ePortfolio C</text:span><text:span text:style-name="T14">ategory 1 Narrative</text:span></text:p>
      <text:p text:style-name="P3">Jeremy Kansas</text:p>
      <text:p text:style-name="P3">Southern New Hampshire University</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text:span text:style-name="T1"><text:s/><text:tab/></text:span><text:span text:style-name="T5">To fulfill the category of software engineering and design, I have chosen to revisit my final project</text:span><text:span text:style-name="T15"> from CS 3</text:span><text:span text:style-name="T16">4</text:span><text:span text:style-name="T15">0 (C</text:span><text:span text:style-name="T16">lient/Server Development</text:span><text:span text:style-name="T15">). </text:span><text:span text:style-name="T17">In this project, </text:span><text:span text:style-name="T18">I </text:span><text:span text:style-name="T16">created a basic Python program to perform </text:span><text:span text:style-name="T17">database </text:span><text:span text:style-name="T16">operations on a MongoDB database </text:span><text:span text:style-name="T19">using</text:span><text:span text:style-name="T17"> the </text:span><text:span text:style-name="T23">P</text:span><text:span text:style-name="T17">ymongo library. </text:span><text:span text:style-name="T19">I implemented</text:span><text:span text:style-name="T17"> create, read, update, and delete </text:span><text:span text:style-name="T19">operations,</text:span><text:span text:style-name="T17"> as well as a few more specialized operations </text:span><text:span text:style-name="T23">specific to the provided database</text:span><text:span text:style-name="T17">. In addition, I i</text:span><text:span text:style-name="T19">ntegrated</text:span><text:span text:style-name="T17"> a simple</text:span><text:span text:style-name="T20"> microserver </text:span><text:span text:style-name="T17">on top of that u</text:span><text:span text:style-name="T19">sing</text:span><text:span text:style-name="T17"> </text:span><text:span text:style-name="T23">B</text:span><text:span text:style-name="T17">ottle.py</text:span><text:span text:style-name="T20"> </text:span><text:span text:style-name="T17">and created a </text:span><text:span text:style-name="T16">REST</text:span><text:span text:style-name="T20">ful</text:span><text:span text:style-name="T16"> API </text:span><text:span text:style-name="T17">to</text:span><text:span text:style-name="T16"> allow </text:span><text:span text:style-name="T17">a client entity to </text:span><text:span text:style-name="T16">access to the </text:span><text:span text:style-name="T17">underlying </text:span><text:span text:style-name="T16">CRUD functionality, </text:span><text:span text:style-name="T17">and ultimately the Mongo database itself, </text:span><text:span text:style-name="T20">via HTTP requests. </text:span></text:p>
      <text:p text:style-name="P6"><text:span text:style-name="T17"><text:tab/>This particular artifact</text:span><text:span text:style-name="T21">, even in its original state,</text:span><text:span text:style-name="T17"> </text:span><text:span text:style-name="T21">was one of my favorite projects to come out of my education. I e</text:span><text:span text:style-name="T19">njoyed the</text:span><text:span text:style-name="T21"> taste of the “full stack” experience </text:span><text:span text:style-name="T19">with </text:span><text:span text:style-name="T21">all </text:span><text:span text:style-name="T19">of </text:span><text:span text:style-name="T21">the separately interacting layers – t</text:span><text:span text:style-name="T19">he database, the API</text:span><text:span text:style-name="T23">s</text:span><text:span text:style-name="T19">, the</text:span><text:span text:style-name="T21"> HTTP requests. I feel that t</text:span><text:span text:style-name="T19">his project</text:span><text:span text:style-name="T21"> showcases knowledge of a lot of different skills and tools, i</text:span><text:span text:style-name="T19">ncluding</text:span><text:span text:style-name="T21"> </text:span><text:span text:style-name="T19">using N</text:span><text:span text:style-name="T21">oSQL databases, working with the JSON format, d</text:span><text:span text:style-name="T19">eveloping Python code</text:span><text:span text:style-name="T21">, </text:span><text:span text:style-name="T19">learning and </text:span><text:span text:style-name="T21">incorporating unfamiliar libraries (</text:span><text:span text:style-name="T23">P</text:span><text:span text:style-name="T21">ymongo, </text:span><text:span text:style-name="T23">B</text:span><text:span text:style-name="T21">ottle), </text:span><text:span text:style-name="T19">implementing </text:span><text:span text:style-name="T21">REST APIs, and </text:span><text:span text:style-name="T19">understanding </text:span><text:span text:style-name="T21">HTTP protocols. However, despite all this, the original project falls far short of software design ideals. </text:span><text:span text:style-name="T23">It was then</text:span><text:span text:style-name="T21"> my desire to</text:span><text:span text:style-name="T15"> improve the p</text:span><text:span text:style-name="T22">rogram</text:span><text:span text:style-name="T15"> by restructuring according to object oriented principles, </text:span><text:span text:style-name="T21">thus </text:span><text:span text:style-name="T15">making the code more modular and reusable, </text:span><text:span text:style-name="T21">better prepared for potential collaboration, extension, and maintenance</text:span><text:span text:style-name="T16">.</text:span><text:span text:style-name="T15"> </text:span><text:span text:style-name="T21">In addition, making the code more robust and secure with the inclusion of unit tests, more checks for errors, and </text:span><text:span text:style-name="T19">overall </text:span><text:span text:style-name="T21">attention to security, showcase</text:span><text:span text:style-name="T19">s</text:span><text:span text:style-name="T21"> the ability to identify weaknesses and </text:span><text:span text:style-name="T19">be mindful of</text:span><text:span text:style-name="T21"> quality control. Finally, </text:span><text:span text:style-name="T19">ensuring </text:span><text:span text:style-name="T21">everything is readable, </text:span><text:span text:style-name="T19">especially in thoroughly updating each method’s doc string, helps in future enhancements and collaboration by making the code more comprehensible</text:span><text:span text:style-name="T21">. </text:span><text:span text:style-name="T24">Looking at it in a positive light, it could be said that I laid the groundwork for the further enhancement of the artifact by myself or others, though </text:span><text:span text:style-name="T25">the code </text:span><text:span text:style-name="T24">as yet </text:span><text:span text:style-name="T25">falls far short of what I </text:span><text:span text:style-name="T24">hoped for.</text:span></text:p>
      <text:p text:style-name="P7"><text:soft-page-break/><text:span text:style-name="T6"><text:tab/>With the enhancements I have made, despite my </text:span><text:span text:style-name="T7">lukewarm </text:span><text:span text:style-name="T6">feelings about them, I have still touched on four of the five course outcomes. In making the code more readable and maintainable, I am preparing it for others who may have to w</text:span><text:span text:style-name="T7">ork</text:span><text:span text:style-name="T6"> with it, thus paving the way for more painless collaboration. Both in writing about the artifact here, and in more thoroughly documenting the code, I have further exercised my ability to communicate about software and code in writing. As noted above with regard to each different element that was a part of this, I have demonstrated my ability to use techniques and tools, and to scour documentation and learn new tools as necessary to reach development goals </text:span><text:span text:style-name="T8">and implement required functionality</text:span><text:span text:style-name="T6">. Finally, while not reaching the ironclad fortress I had initially hoped for, inclusion o</text:span><text:span text:style-name="T8">f </text:span><text:span text:style-name="T6">more checks for flaws and errors at least put the code on the right path to safety, though </text:span><text:span text:style-name="T8">far more</text:span><text:span text:style-name="T6"> work in that regard would be needed.</text:span></text:p>
      <text:p text:style-name="P8"><text:span text:style-name="T8"><text:tab/></text:span><text:span text:style-name="T10">While the entire enhancement process has given me more experience with all of the tools involved, and further developed my ability to analyze how understandable my code is in preparation for others to view or interact with it, a different lesson stands out to me.</text:span><text:span text:style-name="T6"> </text:span><text:span text:style-name="T8">Th</text:span><text:span text:style-name="T10">is particular enhancement has</text:span><text:span text:style-name="T8"> taught me that I still need to plan a </text:span><text:span text:style-name="T10">project</text:span><text:span text:style-name="T8"> in </text:span><text:span text:style-name="T10">far </text:span><text:span text:style-name="T8">more detail before being able to accurately gauge the difficulty and e</text:span><text:span text:style-name="T10">ffort</text:span><text:span text:style-name="T8">/time requirements. I </text:span><text:span text:style-name="T10">originally</text:span><text:span text:style-name="T8"> felt </text:span><text:span text:style-name="T10">that such</text:span><text:span text:style-name="T8"> a simple project (essentially four core operations spread across two interacting classes) </text:span><text:span text:style-name="T10">could easily be brought up to a near-professional level in about a week.</text:span><text:span text:style-name="T8"> While I still believe, given far more time to research each library more thoroughly, improve my Python ability, </text:span><text:span text:style-name="T10">and devise more thorough tests</text:span><text:span text:style-name="T8">, I could come close to attaining this ideal, I simply had unrealistic expectations given my level of knowledge and experience. </text:span><text:span text:style-name="T9">Upon diving in deeper into the </text:span><text:span text:style-name="T11">P</text:span><text:span text:style-name="T9">ython code and the libraries used, I found my understanding of them to be far less than I had first assumed; this should have been no surprise, for in any s</text:span><text:span text:style-name="T11">ub-area</text:span><text:span text:style-name="T9"> of development knowledge, </text:span><text:soft-page-break/><text:span text:style-name="T9">what I know will likely always be outweighed by what I don’t know. </text:span><text:span text:style-name="T11">I think remembering that and remaining humble and realistic in the face of it is a very important lesson – but also, with a computer science background, it is easier to know</text:span><text:span text:style-name="T9"> how to learn </text:span><text:span text:style-name="T11">what is needed for the project at hand</text:span><text:span text:style-name="T9">, and how to u</text:span><text:span text:style-name="T11">se</text:span><text:span text:style-name="T9"> </text:span><text:span text:style-name="T11">relevant </text:span><text:span text:style-name="T9">documentation, </text:span><text:span text:style-name="T11">and how to implement new ideas and employ new technologies. In addition,</text:span><text:span text:style-name="T8"> given that I was one person working over a very constrained time frame, could I truly expect the polished piece of professional software that existed in my mind? Still, a</text:span><text:span text:style-name="T11">s</text:span><text:span text:style-name="T8"> mentioned above, I have managed to mold the project into a new shape, </text:span><text:span text:style-name="T11">so to speak, </text:span><text:span text:style-name="T8">and have added a basic framework of unit tests, and have updated the readability of everything by improving </text:span><text:span text:style-name="T11">n</text:span><text:span text:style-name="T12">aming</text:span><text:span text:style-name="T8"> and writing extensive doc strings. </text:span><text:span text:style-name="T12">A</text:span><text:span text:style-name="T8">ll of this makes the project more conducive to further such enhancements, at least nudging it a bit closer to that ideal I had hoped for. </text:span></text:p>
      <text:p text:style-name="P10"/>
      <text:p text:style-name="P11"/>
      <text:p text:style-name="P12"/>
      <text:p text:style-name="P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Calibri" style:font-family-asian="Calibri" style:font-family-generic-asian="system" style:font-pitch-asian="variable" style:font-name-complex="Tahoma" style:font-family-complex="Tahoma"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asian="Calibri" style:font-family-asian="Calibri" style:font-family-generic-asian="system" style:font-pitch-asian="variable" style:font-name-complex="Tahoma" style:font-family-complex="Tahoma"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asian="Calibri" style:font-family-asian="Calibri" style:font-family-generic-asian="system" style:font-pitch-asian="variable" style:font-name-complex="Times New Roman1" style:font-family-complex="'Times New Roman'"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fo:font-size="12pt" style:font-name-asian="Calibri"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family-generic="roman" style:font-pitch="variable" style:font-charset="x-symbol"/>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family-generic="roman" style:font-pitch="variable"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family-generic="roman"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family-generic="roman" style:font-pitch="variable" style:font-charset="x-symbol"/>
      </text:list-level-style-bullet>
      <text:list-level-style-bullet text:level="5" text:style-name="ListLabel_20_16"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family-generic="roman" style:font-pitch="variable" style:font-charset="x-symbol"/>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2"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family-generic="roman" style:font-pitch="variable" style:font-charset="x-symbol"/>
      </text:list-level-style-bullet>
      <text:list-level-style-bullet text:level="2" text:style-name="ListLabel_20_23"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family-generic="roman" style:font-pitch="variable" style:font-charset="x-symbol"/>
      </text:list-level-style-bullet>
      <text:list-level-style-bullet text:level="5" text:style-name="ListLabel_20_24"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family-generic="roman" style:font-pitch="variable"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Times New Roman" fo:font-size="12pt" style:font-size-asian="12pt" style:font-size-complex="12pt"/>
    </style:style>
    <style:style style:name="MT1" style:family="text">
      <style:text-properties style:font-name="Times New Roman" fo:font-size="12pt" officeooo:rsid="001cc99d" style:font-size-asian="12pt" style:font-size-complex="12pt"/>
    </style:style>
    <style:style style:name="MT2" style:family="text">
      <style:text-properties style:font-name="Times New Roman" fo:font-size="12pt" officeooo:rsid="001d168e" style:font-size-asian="12pt" style:font-size-complex="12pt"/>
    </style:style>
    <style:style style:name="MT3" style:family="text">
      <style:text-properties style:font-name="Times New Roman" fo:font-size="12pt" officeooo:rsid="0022163f" style:font-size-asian="12pt" style:font-size-complex="12pt"/>
    </style:style>
    <style:style style:name="MT4" style:family="text">
      <style:text-properties style:font-name="Times New Roman" fo:font-size="12pt" style:font-size-asian="12pt" style:font-size-complex="12p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text:span text:style-name="MT1">CS </text:span><text:span text:style-name="MT2">499 EPORTFOLIO C</text:span><text:span text:style-name="MT3">ATEGORY 1 NARRATIVE</text:span><text:span text:style-name="MT4"><text:tab/></text:span><text:span text:style-name="MT4"><text:page-number text:select-page="current">4</text:page-number></text:span></text:p>
        <text:p text:style-name="MP1"/>
      </style:header>
    </style:master-page>
    <style:master-page style:name="First_20_Page" style:display-name="First Page" style:page-layout-name="Mpm1" style:next-style-name="Standard">
      <style:header>
        <text:p text:style-name="Header"><text:span text:style-name="MT4">Running Header: </text:span><text:span text:style-name="MT2">CS 499 </text:span><text:span text:style-name="MT1">E</text:span><text:span text:style-name="MT2">PORTFOLIO C</text:span><text:span text:style-name="MT3">ATEGORY 1 NARRATIVE</text:span><text:span text:style-name="MT4"><text:tab/></text:span><text:span text:style-name="MT4"><text:page-number text:select-page="current">1</text:page-number></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JK</meta:initial-creator>
    <meta:editing-cycles>27</meta:editing-cycles>
    <meta:creation-date>2019-05-17T15:30:00</meta:creation-date>
    <dc:date>2020-10-09T11:23:26.585000000</dc:date>
    <meta:editing-duration>PT9H9M19S</meta:editing-duration>
    <meta:generator>LibreOffice/6.3.6.2$Windows_X86_64 LibreOffice_project/2196df99b074d8a661f4036fca8fa0cbfa33a497</meta:generator>
    <meta:document-statistic meta:table-count="0" meta:image-count="0" meta:object-count="0" meta:page-count="4" meta:paragraph-count="10" meta:word-count="882" meta:character-count="5358" meta:non-whitespace-character-count="447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